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</office:automatic-styles>
  <office:body>
    <office:text text:use-soft-page-breaks="true">
      <text:p text:style-name="P1">Page partie de présentation<text:s/></text:p>
      <text:p text:style-name="Normal"/>
      <text:p text:style-name="Normal"/>
      <text:p text:style-name="Normal">Parler de soit<text:s/></text:p>
      <text:p text:style-name="Normal">Parcours scolaire<text:s/></text:p>
      <text:p text:style-name="Normal"/>
      <text:p text:style-name="Normal">Expliquer le pourquoi de faire un but réseaux<text:s/></text:p>
      <text:p text:style-name="Normal">D’où nous venons ce que cela apporte<text:s/></text:p>
      <text:p text:style-name="Normal">Centre d’intérêt pour la domotique l’installation réseaux<text:s/></text:p>
      <text:p text:style-name="Normal"><text:s/></text:p>
      <text:p text:style-name="Normal">Expliquer la motivation pour le but<text:s/></text:p>
      <text:p text:style-name="Normal"/>
      <text:p text:style-name="Normal">Le poursuite d’étude<text:s/></text:p>
      <text:p text:style-name="Normal">Alternance chez un opérateur réseaux<text:s/></text:p>
      <text:list text:style-name="LFO1" text:continue-numbering="true">
        <text:list-item>
          <text:p text:style-name="P2">Préférence en suisse chez Swisscom ou orange<text:s/></text:p>
        </text:list-item>
      </text:list>
      <text:p text:style-name="Normal"/>
      <text:p text:style-name="Normal">Les passions et les centres d’intérêts :</text:p>
      <text:list text:style-name="LFO1" text:continue-numbering="true">
        <text:list-item>
          <text:p text:style-name="P3">La restauration et tout ce que cela importe</text:p>
        </text:list-item>
        <text:list-item>
          <text:p text:style-name="P4">Changer Projet pour la suite de restaurant<text:s/>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Louis</meta:initial-creator>
    <dc:creator>JACOB Louis</dc:creator>
    <meta:creation-date>2021-11-24T10:25:00Z</meta:creation-date>
    <dc:date>2021-11-24T10:49:00Z</dc:date>
    <meta:template xlink:href="Normal" xlink:type="simple"/>
    <meta:editing-cycles>1</meta:editing-cycles>
    <meta:editing-duration>PT1440S</meta:editing-duration>
    <meta:document-statistic meta:page-count="1" meta:paragraph-count="1" meta:word-count="75" meta:character-count="488" meta:row-count="3" meta:non-whitespace-character-count="414"/>
  </office:meta>
</office:document-meta>
</file>